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KING'S DELUSIONS (2:1-10): Solomon travels down many roads in his search for peace and purpose. This includes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KING'S DELUSIONS (2:1-10): Solomon travels down many roads in his search for peace and purpose. This includes:<text:s text:c="1"/></text:span><text:span text:style-name="a494" text:class-names=""/></text:p>
          </draw:text-box>
          <svg:title/>
          <svg:desc/>
        </draw:frame>
        <draw:frame draw:id="id93" presentation:style-name="a518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leasure (2:1-2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Alcohol (2: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Great building projects (2:4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lanting of vineyards (2:4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reation of beautiful parks with exotic trees (2:5-6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accumulation of possessions, including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3" draw:style-name="a519" draw:master-page-name="Master1-Layout12-tx-Title-and-Text" presentation:presentation-page-layout-name="Master1-PPL12" draw:id="Slide-258">
        <draw:frame draw:id="id94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accumulation of possessions, including:<text:s text:c="1"/></text:span><text:span text:style-name="a521" text:class-names=""/></text:p>
          </draw:text-box>
          <svg:title/>
          <svg:desc/>
        </draw:frame>
        <draw:frame draw:id="id95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uman slaves (2:7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rds and flocks (2:7b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Silver and gold (2:8a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Gifted musicians (2:8b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Beautiful concubines (2:8c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 universal reputation (2: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4" draw:style-name="a546" draw:master-page-name="Master1-Layout13-twoColTx-Title-and-2-Column-Text" presentation:presentation-page-layout-name="Master1-PPL13" draw:id="Slide-259">
        <draw:frame draw:id="id96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KING'S DELUSIONS (2:1-10): Solomon travels down many roads in his search for peace and purpose. This includes:<text:s text:c="1"/></text:span><text:span text:style-name="a548" text:class-names=""/></text:p>
          </draw:text-box>
          <svg:title/>
          <svg:desc/>
        </draw:frame>
        <draw:frame draw:id="id97" presentation:style-name="a563" draw:name="Text Placeholder 2" svg:x="1.38021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Pleasure (2:1-2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lcohol (2: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Great building projects (2:4a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  <draw:frame draw:id="id98" presentation:style-name="a579" draw:name="Text Placeholder 3" svg:x="6.16319in" svg:y="2in" svg:width="4.61632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planting of vineyards (2:4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creation of beautiful parks with exotic trees (2:5-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accumulation of possessions, including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otal indulgence (2:10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5" draw:style-name="a580" draw:master-page-name="Master1-Layout12-tx-Title-and-Text" presentation:presentation-page-layout-name="Master1-PPL12" draw:id="Slide-260">
        <draw:frame draw:id="id99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ECCLESIASTES 2<text:s text:c="1"/></text:span><text:span text:style-name="a582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THE KING'S DELUSIONS (2:1-10): Solomon travels down many roads in his search for peace and purpose. This includes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KING'S CONCLUSIONS (2:11-26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6" draw:style-name="a595" draw:master-page-name="Master1-Layout1-title-Title-Slide" presentation:presentation-page-layout-name="Master1-PPL1" draw:id="Slide-261">
        <draw:frame draw:id="id101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THE KING'S CONCLUSIONS (2:11-26)<text:s text:c="1"/></text:span><text:span text:style-name="a597" text:class-names=""/></text:p>
          </draw:text-box>
          <svg:title/>
          <svg:desc/>
        </draw:frame>
        <draw:frame draw:id="id102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<text:s text:c="1"/>The bitter truth (2:11-23)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7" draw:style-name="a605" draw:master-page-name="Master1-Layout1-title-Title-Slide" presentation:presentation-page-layout-name="Master1-PPL1" draw:id="Slide-262">
        <draw:frame draw:id="id103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<text:s text:c="1"/>The bitter truth (2:11-23)<text:s text:c="1"/></text:span><text:span text:style-name="a607" text:class-names=""/></text:p>
          </draw:text-box>
          <svg:title/>
          <svg:desc/>
        </draw:frame>
        <draw:frame draw:id="id104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What Solomon finds (2:11-16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8" draw:style-name="a615" draw:master-page-name="Master1-Layout12-tx-Title-and-Text" presentation:presentation-page-layout-name="Master1-PPL12" draw:id="Slide-263">
        <draw:frame draw:id="id105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What Solomon finds (2:11-16)<text:s text:c="1"/></text:span><text:span text:style-name="a617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Everything is useless and empty (2:11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Everyone must eventually die (2:12-16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9" draw:style-name="a630" draw:master-page-name="Master1-Layout12-tx-Title-and-Text" presentation:presentation-page-layout-name="Master1-PPL12" draw:id="Slide-264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bitter truth (2:11-23)<text:s text:c="1"/></text:span><text:span text:style-name="a632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at Solomon finds (2:11-16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at Solomon fears (2:17-23): He realizes that in most instances the achievements of good men are left to fools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THE KING'S CONCLUSIONS (2:11-26)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bitter truth (2:11-2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better truth (2:24-26): Be content with what you have, and enjoy your work!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1" draw:style-name="a660" draw:master-page-name="Master1-Layout12-tx-Title-and-Text" presentation:presentation-page-layout-name="Master1-PPL12" draw:id="Slide-266">
        <draw:frame draw:id="id111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ECCLESIASTES 2<text:s text:c="1"/></text:span><text:span text:style-name="a662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KING'S DELUSIONS (2:1-10): Solomon travels down many roads in his search for peace and purpose. This includes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KING'S CONCLUSIONS (2:11-2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2 </dc:title>
    <meta:initial-creator>David STRICKLAND</meta:initial-creator>
    <dc:creator>David STRICKLAND</dc:creator>
    <meta:creation-date>2020-02-24T10:51:15Z</meta:creation-date>
    <dc:date>2020-02-24T10:51:15Z</dc:date>
    <meta:template xlink:href="BibleStudy" xlink:type="simple"/>
    <meta:editing-cycles>1</meta:editing-cycles>
    <meta:editing-duration>PT0S</meta:editing-duration>
    <meta:document-statistic meta:paragraph-count="43" meta:word-count="391"/>
  </office:meta>
</office:document-meta>
</file>